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0a27"/>
    </style:style>
    <style:style style:name="P2" style:family="paragraph" style:parent-style-name="Text_20_body">
      <style:text-properties officeooo:paragraph-rsid="0021bfb1"/>
    </style:style>
    <style:style style:name="P3" style:family="paragraph" style:parent-style-name="Text_20_body">
      <style:text-properties officeooo:paragraph-rsid="00261506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b22a8" officeooo:paragraph-rsid="001b22a8" style:text-blinking="false" fo:background-color="transparent" style:font-weight-asian="bold" style:font-weight-complex="bold"/>
    </style:style>
    <style:style style:name="P5" style:family="paragraph">
      <style:paragraph-properties style:writing-mode="lr-tb"/>
    </style:style>
    <style:style style:name="P6" style:family="paragraph" style:parent-style-name="Text_20_body" style:list-style-name="L1">
      <style:paragraph-properties style:writing-mode="lr-tb"/>
      <style:text-properties officeooo:paragraph-rsid="001f0a27"/>
    </style:style>
    <style:style style:name="P7" style:family="paragraph" style:parent-style-name="Text_20_body" style:list-style-name="L1">
      <style:paragraph-properties style:writing-mode="lr-tb"/>
      <style:text-properties officeooo:paragraph-rsid="0021bfb1"/>
    </style:style>
    <style:style style:name="P8" style:family="paragraph" style:parent-style-name="Text_20_body" style:list-style-name="L1">
      <style:paragraph-properties style:writing-mode="lr-tb"/>
      <style:text-properties officeooo:paragraph-rsid="00261506"/>
    </style:style>
    <style:style style:name="P9" style:family="paragraph" style:parent-style-name="Text_20_body">
      <style:paragraph-properties style:writing-mode="lr-tb"/>
      <style:text-properties officeooo:paragraph-rsid="001f0a27"/>
    </style:style>
    <style:style style:name="P10" style:family="paragraph" style:parent-style-name="Text_20_body">
      <style:paragraph-properties style:writing-mode="lr-tb"/>
      <style:text-properties officeooo:paragraph-rsid="0021bfb1"/>
    </style:style>
    <style:style style:name="P11" style:family="paragraph" style:parent-style-name="Text_20_body">
      <style:paragraph-properties style:writing-mode="lr-tb"/>
      <style:text-properties officeooo:paragraph-rsid="00261506"/>
    </style:style>
    <style:style style:name="P12" style:family="paragraph" style:list-style-name="L1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8082" style:text-blinking="false" fo:background-color="transparent" loext:char-shading-value="0"/>
    </style:style>
    <style:style style:name="T5" style:family="text">
      <style:text-properties officeooo:rsid="001b22a8"/>
    </style:style>
    <style:style style:name="T6" style:family="text">
      <style:text-properties fo:color="#cda48c" style:font-name="Droid Sans Mono" fo:font-size="10.5pt" fo:font-weight="normal" fo:background-color="#1e1e1e" loext:char-shading-value="0"/>
    </style:style>
    <style:style style:name="T7" style:family="text">
      <style:text-properties officeooo:rsid="001c9440"/>
    </style:style>
    <style:style style:name="T8" style:family="text">
      <style:text-properties fo:color="#81d41a"/>
    </style:style>
    <style:style style:name="T9" style:family="text">
      <style:text-properties fo:color="#81d41a" fo:font-weight="bold" style:font-weight-asian="bold" style:font-weight-complex="bold"/>
    </style:style>
    <style:style style:name="T10" style:family="text">
      <style:text-properties fo:color="#81d41a" fo:font-weight="bold" officeooo:rsid="001f0a27" style:font-weight-asian="bold" style:font-weight-complex="bold"/>
    </style:style>
    <style:style style:name="T11" style:family="text">
      <style:text-properties fo:color="#81d41a" fo:font-weight="bold" officeooo:rsid="0021bfb1" style:font-weight-asian="bold" style:font-weight-complex="bold"/>
    </style:style>
    <style:style style:name="T12" style:family="text">
      <style:text-properties fo:color="#81d41a" fo:font-weight="bold" officeooo:rsid="00261506" style:font-weight-asian="bold" style:font-weight-complex="bold"/>
    </style:style>
    <style:style style:name="T13" style:family="text">
      <style:text-properties fo:color="#81d41a" officeooo:rsid="001f0a27"/>
    </style:style>
    <style:style style:name="T14" style:family="text">
      <style:text-properties officeooo:rsid="001f0a27"/>
    </style:style>
    <style:style style:name="T15" style:family="text">
      <style:text-properties officeooo:rsid="0020810d"/>
    </style:style>
    <style:style style:name="T16" style:family="text">
      <style:text-properties officeooo:rsid="0021114f"/>
    </style:style>
    <style:style style:name="T17" style:family="text">
      <style:text-properties officeooo:rsid="0021bfb1"/>
    </style:style>
    <style:style style:name="T18" style:family="text">
      <style:text-properties officeooo:rsid="0024b931"/>
    </style:style>
    <style:style style:name="T19" style:family="text">
      <style:text-properties officeooo:rsid="002601ce"/>
    </style:style>
    <style:style style:name="T20" style:family="text">
      <style:text-properties officeooo:rsid="0026150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O</text:p>
      <text:p text:style-name="Text_20_body"><text:bookmark text:name="docs-internal-guid-1db39c1b-7fff-f801-edde-06457abb4d9d"/>En el archivo <text:span text:style-name="T9">index.html</text:span> sumé el SEO con las siguientes características:</text:p>
      <text:list xml:id="list4233622073" text:style-name="L1">
        <text:list-item>
          <text:p text:style-name="Text_20_body"><text:span text:style-name="T1">Descripción</text:span>: mediante la etiqueta meta name description, agregué el siguiente párrafo que explica en pocas palabras el contenido de mi sitio: “En DeportesMax encontrarás los productos con la mayor calidad y a un precio muy económico.¡Ingresá y verifícalo!"</text:p>
        </text:list-item>
        <text:list-item>
          <text:p text:style-name="Text_20_body"><text:span text:style-name="T1">Palabras clave</text:span>: mediante la etiqueta meta name keywords, agregué las palabras clave que acompañarán al index.html de mi sitio: “deportes, vida sana, mancuerna”</text:p>
        </text:list-item>
      </text:list>
      <text:p text:style-name="Text_20_body"><text:span text:style-name="T1">Encabezado</text:span>: para el encabezado del h1 utilicé el texto “DeportesMax, ¡Siempre la MEJOR OPCIÓN!”</text:p>
      <text:p text:style-name="P9">En el archivo <text:span text:style-name="T10">nosotros</text:span><text:span text:style-name="T9">.html</text:span> sumé el SEO con las siguientes características:</text:p>
      <text:list xml:id="list58116499042" text:continue-numbering="true" text:style-name="L1">
        <text:list-item>
          <text:p text:style-name="Text_20_body"><text:span text:style-name="T1">Descripción</text:span>: mediante la etiqueta meta name description, agregué el siguiente párrafo que explica en pocas palabras el contenido de mi sitio: “La historia del nacimiento de <text:span text:style-name="T14">D</text:span>eportesMax."</text:p>
        </text:list-item>
        <text:list-item>
          <text:p text:style-name="P6"><text:span text:style-name="T1">Palabras clave</text:span>: mediante la etiqueta meta name keywords, agregué las palabras clave que acompañarán a <text:span text:style-name="T15">nosotros</text:span>.html de mi sitio: “nosotros, local, deportes”</text:p>
        </text:list-item>
      </text:list>
      <text:p text:style-name="P1"><text:span text:style-name="T1">Encabezado</text:span>: para el encabezado del h1 utilicé el texto “Los comienzos de <text:span text:style-name="T16">DeportesMax</text:span>”</text:p>
      <text:p text:style-name="P10">En el archivo <text:span text:style-name="T11">productos</text:span><text:span text:style-name="T9">.html</text:span> sumé el SEO con las siguientes características:</text:p>
      <text:list xml:id="list59087269800" text:continue-numbering="true" text:style-name="L1">
        <text:list-item>
          <text:p text:style-name="P7"><text:span text:style-name="T1">Descripción</text:span>: mediante la etiqueta meta name description, agregué el siguiente párrafo que explica en pocas palabras el contenido de mi sitio: “¿Estás buscando mancuernas, bicicletas o pelotas? Lo tenemos. Ingresa a DeportesMax y obtendrás la mayor calidad. ¡No te lo podes perder! . Envío Gratis por todo enero."</text:p>
        </text:list-item>
        <text:list-item>
          <text:p text:style-name="P7"><text:span text:style-name="T1">Palabras clave</text:span>: mediante la etiqueta meta name keywords, agregué las palabras clave que acompañarán a <text:span text:style-name="T17">productos</text:span>.html de mi sitio: “mancuernas, bicicletas, pelotas”</text:p>
        </text:list-item>
      </text:list>
      <text:p text:style-name="P2"><text:span text:style-name="T1">Encabezado</text:span>: para el encabezado del h1 utilicé el texto “Nuestros productos”</text:p>
      <text:p text:style-name="P10">En el archivo <text:span text:style-name="T11">promociones</text:span><text:span text:style-name="T9">.html</text:span> sumé el SEO con las siguientes características:</text:p>
      <text:list xml:id="list59334423479" text:continue-numbering="true" text:style-name="L1">
        <text:list-item>
          <text:p text:style-name="P7"><text:span text:style-name="T1">Descripción</text:span>: mediante la etiqueta meta name description, agregué el siguiente párrafo que explica en pocas palabras el contenido de mi sitio: “Buscás bicicletas baratas? Encontrá el mejor precio en deportesMax. Ahorrá hasta el 50% y en 6 cuotas sin interés."</text:p>
        </text:list-item>
        <text:list-item>
          <text:p text:style-name="P7"><text:span text:style-name="T1">Palabras clave</text:span>: mediante la etiqueta meta name keywords, agregué las palabras clave que acompañarán a <text:span text:style-name="T17">pro</text:span><text:span text:style-name="T19">mociones</text:span>.html de mi sitio: “económico, bicicletas, cuotas”</text:p>
        </text:list-item>
      </text:list>
      <text:p text:style-name="P2"><text:span text:style-name="T1">Encabezado</text:span>: para el encabezado del h1 utilicé el texto “<text:span text:style-name="T18">Promociones verdaderas</text:span>”</text:p>
      <text:p text:style-name="P11">En el archivo <text:span text:style-name="T12">contacto</text:span><text:span text:style-name="T9">.html</text:span> sumé el SEO con las siguientes características:</text:p>
      <text:list xml:id="list58418682096" text:continue-numbering="true" text:style-name="L1">
        <text:list-item>
          <text:p text:style-name="P8"><text:span text:style-name="T1">Descripción</text:span>: mediante la etiqueta meta name description, agregué el siguiente párrafo que explica en pocas palabras el contenido de mi sitio: “Obtené la mayor calidad de nuestros productos, contáctanos y obtendrás grandes beneficios"</text:p>
        </text:list-item>
        <text:list-item>
          <text:p text:style-name="P8"><text:span text:style-name="T1">Palabras clave</text:span>: mediante la etiqueta meta name keywords, agregué las palabras clave que acompañarán a <text:span text:style-name="T20">contacto</text:span>.html de mi sitio: “deportes, vida sana, fit”</text:p>
        </text:list-item>
      </text:list>
      <text:p text:style-name="P3"><text:soft-page-break/><text:span text:style-name="T1">Encabezado</text:span>: para el encabezado del h1 utilicé el texto “¡Contáctanos!”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23:11:03.028122869</meta:creation-date>
    <dc:date>2022-01-19T00:00:44.604094051</dc:date>
    <meta:editing-duration>PT49M33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423" meta:character-count="2834" meta:non-whitespace-character-count="2442"/>
  </office:meta>
</office:document-meta>
</file>